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officeooo:rsid="003c3cf9" officeooo:paragraph-rsid="003c3cf9" style:font-size-complex="14pt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2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Standard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5" style:family="paragraph" style:parent-style-name="Text_20_body">
      <style:paragraph-properties fo:text-align="center" style:justify-single-word="false"/>
      <style:text-properties officeooo:rsid="000ef043" officeooo:paragraph-rsid="000ef043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officeooo:rsid="003ef481" officeooo:paragraph-rsid="003ef481" style:font-size-complex="14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0ef043" officeooo:paragraph-rsid="000ef043" style:font-size-asian="14pt" style:language-asian="ru" style:country-asian="RU" style:font-name-complex="Times New Roman5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54d0a" officeooo:paragraph-rsid="00454d0a" style:font-size-asian="14pt" style:language-asian="ru" style:country-asian="RU" style:font-name-complex="Times New Roman5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fo:font-weight="bold" officeooo:rsid="004464a3" officeooo:paragraph-rsid="004464a3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23" style:family="paragraph" style:parent-style-name="Standard"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5" style:family="paragraph" style:parent-style-name="Text_20_body">
      <style:text-properties officeooo:paragraph-rsid="003d311d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style:font-size-complex="14pt"/>
    </style:style>
    <style:style style:name="T4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fo:color="#ff0000" style:font-name="Times New Roman" fo:font-size="14pt" fo:language="ru" fo:country="RU" fo:font-weight="bold" officeooo:rsid="003ef48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fo:color="#ff0000" style:font-name="Times New Roman" style:font-size-complex="14pt"/>
    </style:style>
    <style:style style:name="T7" style:family="text">
      <style:text-properties fo:color="#ff0000" style:font-name="Times New Roman" officeooo:rsid="003c3cf9" style:font-size-complex="14pt"/>
    </style:style>
    <style:style style:name="T8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ff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fo:font-variant="normal" fo:text-transform="none" fo:color="#ff0000" style:font-name="Times New Roman" fo:font-size="14pt" fo:language="ru" fo:country="RU" officeooo:rsid="003f6450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officeooo:rsid="003c3cf9"/>
    </style:style>
    <style:style style:name="T13" style:family="text">
      <style:text-properties officeooo:rsid="00428eeb"/>
    </style:style>
    <style:style style:name="T14" style:family="text">
      <style:text-properties officeooo:rsid="0042a4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7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Book_20_Title"><text:span text:style-name="T1">отчет</text:span></text:span></text:p>
      <text:p text:style-name="P2"><text:span text:style-name="T2">по лабораторной работе</text:span><text:span text:style-name="T4"> №</text:span><text:span text:style-name="T5">5</text:span></text:p>
      <text:p text:style-name="P2"><text:span text:style-name="T2">по дисциплине </text:span><text:span text:style-name="T8">«</text:span><text:span text:style-name="T5">Операционные системы</text:span><text:span text:style-name="T8">»</text:span></text:p>
      <text:p text:style-name="P2"><text:span text:style-name="Book_20_Title"><text:span text:style-name="T9">Тема: </text:span></text:span><text:span text:style-name="Book_20_Title"><text:span text:style-name="T10">Сопряжение стандартного и пользовательского </text:span></text:span><text:span text:style-name="Book_20_Title"><text:span text:style-name="T11">о</text:span></text:span><text:span text:style-name="Book_20_Title"><text:span text:style-name="T10">бработчиков прерывани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3">Студент</text:span><text:span text:style-name="T6">ка</text:span><text:span text:style-name="T3"> гр. </text:span><text:span text:style-name="T7">9382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9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8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1">20<text:span text:style-name="T12">21</text:span></text:p>
      <text:h text:style-name="P16" text:outline-level="2">Цель работы.</text:h>
      <text:p text:style-name="P26"><text:span text:style-name="T12"><text:tab/>Исследование возможности встраивания пользовательского</text:span></text:p>
      <text:p text:style-name="P26">обработчика прерываний в стандартный обработчик от клавиатуры. Пользовательский обработчик прерывания получает управление по прерыванию (int 09h) при нажатии клавиши на клавиатуре. Он обрабатывает скан-код и осуществляет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p>
      <text:p text:style-name="P15"/>
      <text:h text:style-name="Heading_20_2" text:outline-level="2">Задание.</text:h>
      <text:p text:style-name="P23">Порядок выполнения работы</text:p>
      <text:p text:style-name="P23">Шаг 1. Для выполнения лабораторной работы необходимо написать и отладить программный модуль типа .EXE, который выполняет такие же функции, как в программе ЛР 4, а именно:</text:p>
      <text:p text:style-name="P23">1) Проверяет, установлено ли пользовательское прерывание с вектором 09h.</text:p>
      <text:p text:style-name="P24"><text:tab/>2) Если прерывание не установлено то, устанавливает резидентную функцию для обработки прерывания и настраивает вектор прерываний. Адрес точки входа в стандартный обработчик прерывания находится в теле пользовательского обработчика. Осуществляется выход по функции 4Ch прерывания int 21h.</text:p>
      <text:p text:style-name="P24"><text:tab/>3) Если прерывание установлено, то выводится соответствующее сообщение и осуществляется выход по функции 4Ch прерывания int 21h.</text:p>
      <text:p text:style-name="P24"><text:tab/>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Ch прерывания int 21h.</text:p>
      <text:p text:style-name="P24"><text:soft-page-break/><text:s/><text:tab/>Для того чтобы проверить установку прерывания, можно поступить следующим образом. Прочитать адрес, записанный в векторе прерывания. Предположим, что зг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24"><text:tab/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23">1) Сохранить значения регистров в стеке при вх<text:span text:style-name="T14">о</text:span>де и восстановить их при вых<text:span text:style-name="T13">о</text:span>де.</text:p>
      <text:p text:style-name="P24"><text:tab/>2) При выполнении тела процедуры анализируется скан-код.</text:p>
      <text:p text:style-name="P24"><text:tab/>3) Если зтот код совпадает с одним из заданных, то требуемый код записывается в буфер клавиатуры.</text:p>
      <text:p text:style-name="P24"><text:tab/>4) Если этот код не совпадает ни с одним из заданных, то осуществляется передача<text:tab/>управления стандартному обработчику прерывания.</text:p>
      <text:p text:style-name="P24"><text:tab/>Шаг 2. Запустите отлаженную программу и убедитесь, что резидентный обработчик<text:tab/>прерывания 09h установлен. Работа прерывания проверяется введением различных<text:tab/>символов, обрабатываемых установленным обработчиком и стандартным обработчиком.</text:p>
      <text:p text:style-name="P24"><text:tab/>Шаг 3. Также необходимо проверить размещение прерывания в памяти. Для згого<text:tab/>запустите программу ЛР 3, которая отображает карту памяти в виде списка блоков MCB.</text:p>
      <text:p text:style-name="P23">Полученные результаты поместите в отчет.</text:p>
      <text:p text:style-name="P23"/>
      <text:p text:style-name="P23"><text:soft-page-break/>Шаг 4. Запустите отлаженную программу еще раз и убедитесь, что программа<text:tab/>определяет установленный обработчик прерываний. Полученные результаты поместите в<text:tab/> отчет.</text:p>
      <text:p text:style-name="P24"><text:s/><text:tab/>Шаг 5.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p>
      <text:p text:style-name="P24"><text:tab/>Шаг 6. Ответьте на контрольные вопросы.</text:p>
      <text:p text:style-name="P12"/>
      <text:h text:style-name="Heading_20_2" text:outline-level="2">Выполнение работы.</text:h>
      <text:p text:style-name="P25"/>
      <text:p text:style-name="P20"/>
      <text:p text:style-name="P22">Ответы на контрольные вопросы</text:p>
      <text:p text:style-name="P20">Контрольные вопросы по лабораторной работе №5</text:p>
      <text:p text:style-name="P20">1) Какого типа прерывания использовались в работе?</text:p>
      <text:p text:style-name="P21">Ответ:</text:p>
      <text:p text:style-name="P20">2) Чем отличается скан код от кода ASCII?</text:p>
      <text:p text:style-name="P21">Ответ:</text:p>
      <text:p text:style-name="P13"/>
      <text:h text:style-name="Heading_20_2" text:outline-level="2">Выводы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52M3S</meta:editing-duration>
    <meta:editing-cycles>41</meta:editing-cycles>
    <meta:generator>LibreOffice/6.4.6.2$Linux_X86_64 LibreOffice_project/40$Build-2</meta:generator>
    <dc:date>2021-03-10T01:05:11.385812700</dc:date>
    <meta:document-statistic meta:table-count="1" meta:image-count="0" meta:object-count="0" meta:page-count="4" meta:paragraph-count="46" meta:word-count="522" meta:character-count="4083" meta:non-whitespace-character-count="3591"/>
  </office:meta>
</office:document-meta>
</file>